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NGLISH PURITANS</text:p>
      <text:p text:style-name="P1"/>
      <text:p text:style-name="P1">Remember when there was a country called England? Remember when history was not a forbidden subject? I am in the process of rediscovering my English heritage. It has taken me over 40 years to find out about the history of the country of my birth. I am astonished at our English history. Of course all the haters of history and Christian England will say stop looking backwards and deal with the now and the future. But if the nationalist card is ever played, then what does it mean to be English? Is nationality a choice or a fact of birth? If one must live up to ones birthright, then this must surely include a sense of English history. But even if one answers in the negative, the country we call England has produced(in my opinion) some of the4 finest examples of Christian teaching on the planet. And if one is to play the nationalist card , then I for one, revere our ancestors and the pinnacle of the Christian faith that they (seem to have)achieved. The standard and the bar that they set was extremely high.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2T10:23:37.44</meta:creation-date>
    <meta:document-statistic meta:table-count="0" meta:image-count="0" meta:object-count="0" meta:page-count="1" meta:paragraph-count="2" meta:word-count="189" meta:character-count="1039"/>
    <dc:date>2022-05-02T10:37:17.98</dc:date>
    <meta:editing-duration>PT13M46S</meta:editing-duration>
    <meta:editing-cycles>1</meta:editing-cycles>
    <meta:generator>OpenOffice/4.1.9$Win32 OpenOffice.org_project/419m1$Build-9805</meta:generator>
  </office:meta>
</office:document-meta>
</file>